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>
            <text:p>pH data after titration of proteins in CIBIO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float" office:value="200214">
            <text:p>200214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ce3" office:value-type="string">
            <text:p>Plate</text:p>
          </table:table-cell>
          <table:table-cell/>
          <table:table-cell office:value-type="string">
            <text:p>SD</text:p>
          </table:table-cell>
          <table:table-cell office:value-type="string">
            <text:p>Average</text:p>
          </table:table-cell>
        </table:table-row>
        <table:table-row table:style-name="ro3">
          <table:table-cell office:value-type="string">
            <text:p>pH1</text:p>
          </table:table-cell>
          <table:table-cell office:value-type="float" office:value="9.07">
            <text:p>9.07</text:p>
          </table:table-cell>
          <table:table-cell table:formula="of:=STDEV([.B7:.B9])" office:value-type="float" office:value="0.0115470053837923">
            <text:p>0.0115470054</text:p>
          </table:table-cell>
          <table:table-cell table:formula="of:=AVERAGE([.B7:.B9])" office:value-type="float" office:value="9.06333333333333">
            <text:p>9.0633333333</text:p>
          </table:table-cell>
        </table:table-row>
        <table:table-row table:style-name="ro3">
          <table:table-cell/>
          <table:table-cell office:value-type="float" office:value="9.05">
            <text:p>9.05</text:p>
          </table:table-cell>
          <table:table-cell table:number-columns-repeated="2"/>
        </table:table-row>
        <table:table-row table:style-name="ro3">
          <table:table-cell/>
          <table:table-cell office:value-type="float" office:value="9.07">
            <text:p>9.07</text:p>
          </table:table-cell>
          <table:table-cell table:number-columns-repeated="2"/>
        </table:table-row>
        <table:table-row table:style-name="ro3">
          <table:table-cell office:value-type="string">
            <text:p>pH2</text:p>
          </table:table-cell>
          <table:table-cell office:value-type="float" office:value="8.35">
            <text:p>8.35</text:p>
          </table:table-cell>
          <table:table-cell table:formula="of:=STDEV([.B10:.B12])" office:value-type="float" office:value="0.0199999999999996">
            <text:p>0.02</text:p>
          </table:table-cell>
          <table:table-cell table:formula="of:=AVERAGE([.B10:.B12])" office:value-type="float" office:value="8.35">
            <text:p>8.35</text:p>
          </table:table-cell>
        </table:table-row>
        <table:table-row table:style-name="ro3">
          <table:table-cell/>
          <table:table-cell office:value-type="float" office:value="8.37">
            <text:p>8.37</text:p>
          </table:table-cell>
          <table:table-cell table:number-columns-repeated="2"/>
        </table:table-row>
        <table:table-row table:style-name="ro3">
          <table:table-cell/>
          <table:table-cell office:value-type="float" office:value="8.33">
            <text:p>8.33</text:p>
          </table:table-cell>
          <table:table-cell table:number-columns-repeated="2"/>
        </table:table-row>
        <table:table-row table:style-name="ro3">
          <table:table-cell office:value-type="string">
            <text:p>pH3</text:p>
          </table:table-cell>
          <table:table-cell office:value-type="float" office:value="7.78">
            <text:p>7.78</text:p>
          </table:table-cell>
          <table:table-cell table:formula="of:=STDEV([.B13:.B15])" office:value-type="float" office:value="0.0800000000000001">
            <text:p>0.08</text:p>
          </table:table-cell>
          <table:table-cell table:formula="of:=AVERAGE([.B13:.B15])" office:value-type="float" office:value="7.7">
            <text:p>7.7</text:p>
          </table:table-cell>
        </table:table-row>
        <table:table-row table:style-name="ro3">
          <table:table-cell/>
          <table:table-cell office:value-type="float" office:value="7.7">
            <text:p>7.7</text:p>
          </table:table-cell>
          <table:table-cell table:number-columns-repeated="2"/>
        </table:table-row>
        <table:table-row table:style-name="ro3">
          <table:table-cell/>
          <table:table-cell office:value-type="float" office:value="7.62">
            <text:p>7.62</text:p>
          </table:table-cell>
          <table:table-cell table:number-columns-repeated="2"/>
        </table:table-row>
        <table:table-row table:style-name="ro3">
          <table:table-cell office:value-type="string">
            <text:p>pH4</text:p>
          </table:table-cell>
          <table:table-cell office:value-type="float" office:value="7.11">
            <text:p>7.11</text:p>
          </table:table-cell>
          <table:table-cell table:formula="of:=STDEV([.B16:.B18])" office:value-type="float" office:value="0.0300000000000002">
            <text:p>0.03</text:p>
          </table:table-cell>
          <table:table-cell table:formula="of:=AVERAGE([.B16:.B18])" office:value-type="float" office:value="7.08">
            <text:p>7.08</text:p>
          </table:table-cell>
        </table:table-row>
        <table:table-row table:style-name="ro3">
          <table:table-cell/>
          <table:table-cell office:value-type="float" office:value="7.08">
            <text:p>7.08</text:p>
          </table:table-cell>
          <table:table-cell table:number-columns-repeated="2"/>
        </table:table-row>
        <table:table-row table:style-name="ro3">
          <table:table-cell/>
          <table:table-cell office:value-type="float" office:value="7.05">
            <text:p>7.05</text:p>
          </table:table-cell>
          <table:table-cell table:number-columns-repeated="2"/>
        </table:table-row>
        <table:table-row table:style-name="ro3">
          <table:table-cell office:value-type="string">
            <text:p>pH5</text:p>
          </table:table-cell>
          <table:table-cell office:value-type="float" office:value="6.54">
            <text:p>6.54</text:p>
          </table:table-cell>
          <table:table-cell table:formula="of:=STDEV([.B19:.B21])" office:value-type="float" office:value="0.0871779788708134">
            <text:p>0.0871779789</text:p>
          </table:table-cell>
          <table:table-cell table:formula="of:=AVERAGE([.B19:.B21])" office:value-type="float" office:value="6.44">
            <text:p>6.44</text:p>
          </table:table-cell>
        </table:table-row>
        <table:table-row table:style-name="ro3">
          <table:table-cell/>
          <table:table-cell office:value-type="float" office:value="6.4">
            <text:p>6.4</text:p>
          </table:table-cell>
          <table:table-cell table:number-columns-repeated="2"/>
        </table:table-row>
        <table:table-row table:style-name="ro3">
          <table:table-cell/>
          <table:table-cell office:value-type="float" office:value="6.38">
            <text:p>6.38</text:p>
          </table:table-cell>
          <table:table-cell table:number-columns-repeated="2"/>
        </table:table-row>
        <table:table-row table:style-name="ro3">
          <table:table-cell office:value-type="string">
            <text:p>pH6</text:p>
          </table:table-cell>
          <table:table-cell office:value-type="float" office:value="5.93">
            <text:p>5.93</text:p>
          </table:table-cell>
          <table:table-cell table:formula="of:=STDEV([.B22:.B24])" office:value-type="float" office:value="0.0999999999999996">
            <text:p>0.1</text:p>
          </table:table-cell>
          <table:table-cell table:formula="of:=AVERAGE([.B22:.B24])" office:value-type="float" office:value="5.83">
            <text:p>5.83</text:p>
          </table:table-cell>
        </table:table-row>
        <table:table-row table:style-name="ro3">
          <table:table-cell/>
          <table:table-cell office:value-type="float" office:value="5.73">
            <text:p>5.73</text:p>
          </table:table-cell>
          <table:table-cell table:number-columns-repeated="2"/>
        </table:table-row>
        <table:table-row table:style-name="ro3">
          <table:table-cell/>
          <table:table-cell office:value-type="float" office:value="5.83">
            <text:p>5.8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pH7</text:p>
          </table:table-cell>
          <table:table-cell table:style-name="Default" office:value-type="float" office:value="5.02">
            <text:p>5.02</text:p>
          </table:table-cell>
          <table:table-cell table:formula="of:=STDEV([.B25:.B27])" office:value-type="float" office:value="0.0360555127546396">
            <text:p>0.0360555128</text:p>
          </table:table-cell>
          <table:table-cell table:formula="of:=AVERAGE([.B25:.B27])" office:value-type="float" office:value="4.99">
            <text:p>4.99</text:p>
          </table:table-cell>
        </table:table-row>
        <table:table-row table:style-name="ro1">
          <table:table-cell table:style-name="Default"/>
          <table:table-cell table:style-name="Default" office:value-type="float" office:value="4.95">
            <text:p>4.95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isan Arslanbaeva</meta:initial-creator>
    <meta:creation-date>2014-02-20T17:08:50</meta:creation-date>
    <dc:date>2014-02-20T17:11:47</dc:date>
    <dc:creator>Liaisan Arslanbaeva</dc:creator>
    <meta:editing-duration>P0D</meta:editing-duration>
    <meta:editing-cycles>1</meta:editing-cycles>
    <meta:document-statistic meta:table-count="1" meta:cell-count="47" meta:object-count="0"/>
    <meta:generator>LibreOffice/4.0.4.2$Linux_X86_64 LibreOffice_project/400m0$Build-2</meta:generator>
  </office:meta>
</office:document-meta>
</file>